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C0000023FAE606A6D4EA6694A.png" manifest:media-type="image/png"/>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44d86b" officeooo:paragraph-rsid="0042b739" style:font-weight-asian="bold" style:font-weight-complex="bold"/>
    </style:style>
    <style:style style:name="P27" style:family="paragraph" style:parent-style-name="Standard">
      <style:text-properties fo:font-weight="bold" officeooo:rsid="0042b739" officeooo:paragraph-rsid="0042b739" style:font-weight-asian="bold" style:font-weight-complex="bold"/>
    </style:style>
    <style:style style:name="P28" style:family="paragraph" style:parent-style-name="Standard">
      <style:text-properties fo:font-weight="bold" officeooo:rsid="0048eafc" officeooo:paragraph-rsid="0048eafc" style:font-weight-asian="bold" style:font-weight-complex="bold"/>
    </style:style>
    <style:style style:name="P29" style:family="paragraph" style:parent-style-name="Standard">
      <style:text-properties fo:font-weight="bold" officeooo:rsid="005309a0" officeooo:paragraph-rsid="005309a0" style:font-weight-asian="bold" style:font-weight-complex="bold"/>
    </style:style>
    <style:style style:name="P30" style:family="paragraph" style:parent-style-name="Standard">
      <style:text-properties fo:font-weight="bold" officeooo:rsid="0062dfc6" officeooo:paragraph-rsid="006479e4" style:font-weight-asian="bold" style:font-weight-complex="bold"/>
    </style:style>
    <style:style style:name="P31" style:family="paragraph" style:parent-style-name="Standard">
      <style:text-properties fo:font-weight="bold" officeooo:rsid="0020f77c" officeooo:paragraph-rsid="0020f77c" fo:background-color="#ffff00" style:font-weight-asian="bold" style:font-weight-complex="bold"/>
    </style:style>
    <style:style style:name="P32" style:family="paragraph" style:parent-style-name="Standard">
      <style:text-properties fo:font-weight="bold" officeooo:rsid="002ec90f" officeooo:paragraph-rsid="002ec90f" fo:background-color="#ffff00" style:font-weight-asian="bold" style:font-weight-complex="bold"/>
    </style:style>
    <style:style style:name="P33" style:family="paragraph" style:parent-style-name="Standard">
      <style:text-properties fo:font-weight="bold" officeooo:rsid="00303d31" officeooo:paragraph-rsid="00303d31" fo:background-color="#ffff00" style:font-weight-asian="bold" style:font-weight-complex="bold"/>
    </style:style>
    <style:style style:name="P34" style:family="paragraph" style:parent-style-name="Standard">
      <style:text-properties officeooo:rsid="001eca6e" officeooo:paragraph-rsid="001eca6e"/>
    </style:style>
    <style:style style:name="P35" style:family="paragraph" style:parent-style-name="Standard">
      <style:text-properties officeooo:rsid="00207e17" officeooo:paragraph-rsid="00207e17"/>
    </style:style>
    <style:style style:name="P36" style:family="paragraph" style:parent-style-name="Standard">
      <style:text-properties officeooo:rsid="0020f77c" officeooo:paragraph-rsid="0020f77c"/>
    </style:style>
    <style:style style:name="P37" style:family="paragraph" style:parent-style-name="Standard">
      <style:text-properties officeooo:paragraph-rsid="0020f77c"/>
    </style:style>
    <style:style style:name="P38" style:family="paragraph" style:parent-style-name="Standard">
      <style:text-properties officeooo:rsid="0021dc14" officeooo:paragraph-rsid="0021dc14"/>
    </style:style>
    <style:style style:name="P39" style:family="paragraph" style:parent-style-name="Standard">
      <style:text-properties officeooo:rsid="002b55ec" officeooo:paragraph-rsid="002b55ec"/>
    </style:style>
    <style:style style:name="P40" style:family="paragraph" style:parent-style-name="Standard">
      <style:text-properties officeooo:rsid="002cb78a" officeooo:paragraph-rsid="002cb78a"/>
    </style:style>
    <style:style style:name="P41" style:family="paragraph" style:parent-style-name="Standard">
      <style:text-properties officeooo:rsid="002d572d" officeooo:paragraph-rsid="002d572d"/>
    </style:style>
    <style:style style:name="P42" style:family="paragraph" style:parent-style-name="Standard">
      <style:text-properties officeooo:paragraph-rsid="002d572d"/>
    </style:style>
    <style:style style:name="P43" style:family="paragraph" style:parent-style-name="Standard">
      <style:text-properties officeooo:paragraph-rsid="00303d31"/>
    </style:style>
    <style:style style:name="P44" style:family="paragraph" style:parent-style-name="Standard">
      <style:text-properties officeooo:rsid="00303d31" officeooo:paragraph-rsid="00303d31"/>
    </style:style>
    <style:style style:name="P45" style:family="paragraph" style:parent-style-name="Standard">
      <style:text-properties officeooo:rsid="0031faca" officeooo:paragraph-rsid="0031faca"/>
    </style:style>
    <style:style style:name="P46" style:family="paragraph" style:parent-style-name="Standard">
      <style:text-properties officeooo:rsid="00339746" officeooo:paragraph-rsid="00339746"/>
    </style:style>
    <style:style style:name="P47"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8"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9" style:family="paragraph" style:parent-style-name="Standard">
      <style:text-properties officeooo:rsid="00390b49" officeooo:paragraph-rsid="00390b49"/>
    </style:style>
    <style:style style:name="P50" style:family="paragraph" style:parent-style-name="Standard">
      <style:text-properties officeooo:rsid="004015cd" officeooo:paragraph-rsid="004015cd"/>
    </style:style>
    <style:style style:name="P51" style:family="paragraph" style:parent-style-name="Standard">
      <style:text-properties officeooo:rsid="00417107" officeooo:paragraph-rsid="00417107"/>
    </style:style>
    <style:style style:name="P52" style:family="paragraph" style:parent-style-name="Standard">
      <style:text-properties officeooo:rsid="0042b739" officeooo:paragraph-rsid="0042b739"/>
    </style:style>
    <style:style style:name="P53" style:family="paragraph" style:parent-style-name="Standard">
      <style:text-properties officeooo:rsid="0047060e" officeooo:paragraph-rsid="0047060e"/>
    </style:style>
    <style:style style:name="P54" style:family="paragraph" style:parent-style-name="Standard">
      <style:text-properties officeooo:rsid="0048d790" officeooo:paragraph-rsid="0048d790"/>
    </style:style>
    <style:style style:name="P55" style:family="paragraph" style:parent-style-name="Standard">
      <style:text-properties officeooo:rsid="0048eafc" officeooo:paragraph-rsid="0048eafc"/>
    </style:style>
    <style:style style:name="P56" style:family="paragraph" style:parent-style-name="Standard">
      <style:text-properties officeooo:rsid="004c5732" officeooo:paragraph-rsid="004c5732"/>
    </style:style>
    <style:style style:name="P57" style:family="paragraph" style:parent-style-name="Standard">
      <style:text-properties officeooo:rsid="005309a0" officeooo:paragraph-rsid="005309a0"/>
    </style:style>
    <style:style style:name="P58" style:family="paragraph" style:parent-style-name="Preformatted_20_Text">
      <style:text-properties officeooo:rsid="0020f77c" officeooo:paragraph-rsid="0020f77c"/>
    </style:style>
    <style:style style:name="P59" style:family="paragraph" style:parent-style-name="Text_20_body">
      <style:text-properties officeooo:rsid="0054faff"/>
    </style:style>
    <style:style style:name="P60" style:family="paragraph" style:parent-style-name="Text_20_body">
      <style:text-properties officeooo:rsid="005a8d63" officeooo:paragraph-rsid="005a8d63"/>
    </style:style>
    <style:style style:name="P61" style:family="paragraph" style:parent-style-name="Text_20_body">
      <style:text-properties fo:font-weight="bold" officeooo:rsid="005a8d63" officeooo:paragraph-rsid="005a8d63" style:font-weight-asian="bold" style:font-weight-complex="bold"/>
    </style:style>
    <style:style style:name="P62" style:family="paragraph" style:parent-style-name="Text_20_body">
      <style:text-properties fo:font-weight="bold" officeooo:rsid="005f9393" officeooo:paragraph-rsid="005f9393" style:font-weight-asian="bold" style:font-weight-complex="bold"/>
    </style:style>
    <style:style style:name="P63" style:family="paragraph" style:parent-style-name="Text_20_body">
      <style:text-properties fo:font-weight="bold" officeooo:rsid="005f9393" officeooo:paragraph-rsid="0060e5c6" style:font-weight-asian="bold" style:font-weight-complex="bold"/>
    </style:style>
    <style:style style:name="P64" style:family="paragraph" style:parent-style-name="Text_20_body">
      <style:text-properties fo:font-weight="bold" officeooo:rsid="0060e5c6" officeooo:paragraph-rsid="0060e5c6" style:font-weight-asian="bold" style:font-weight-complex="bold"/>
    </style:style>
    <style:style style:name="P65" style:family="paragraph" style:parent-style-name="Text_20_body">
      <style:text-properties fo:font-weight="bold" officeooo:rsid="005f308a" officeooo:paragraph-rsid="005f308a" style:font-weight-asian="bold" style:font-weight-complex="bold"/>
    </style:style>
    <style:style style:name="P66" style:family="paragraph" style:parent-style-name="Text_20_body">
      <style:text-properties fo:font-weight="bold" officeooo:paragraph-rsid="005a8d63" style:font-weight-asian="bold" style:font-weight-complex="bold"/>
    </style:style>
    <style:style style:name="P67" style:family="paragraph" style:parent-style-name="Text_20_body">
      <style:text-properties fo:font-weight="bold" officeooo:rsid="005ad0f9" officeooo:paragraph-rsid="005ad0f9" style:font-weight-asian="bold" style:font-weight-complex="bold"/>
    </style:style>
    <style:style style:name="P68" style:family="paragraph" style:parent-style-name="Text_20_body">
      <style:text-properties fo:font-weight="bold" officeooo:rsid="0062dfc6" officeooo:paragraph-rsid="0062dfc6" style:font-weight-asian="bold" style:font-weight-complex="bold"/>
    </style:style>
    <style:style style:name="P69" style:family="paragraph" style:parent-style-name="Text_20_body">
      <style:text-properties fo:font-weight="bold" officeooo:rsid="0062dfc6" officeooo:paragraph-rsid="006479e4" style:font-weight-asian="bold" style:font-weight-complex="bold"/>
    </style:style>
    <style:style style:name="P70" style:family="paragraph" style:parent-style-name="Text_20_body">
      <style:text-properties fo:font-weight="bold" officeooo:rsid="0065ebdf" officeooo:paragraph-rsid="006d42f9" style:font-weight-asian="bold" style:font-weight-complex="bold"/>
    </style:style>
    <style:style style:name="P71" style:family="paragraph" style:parent-style-name="Text_20_body">
      <style:text-properties fo:font-weight="bold" officeooo:rsid="006d42f9" officeooo:paragraph-rsid="006d42f9" style:font-weight-asian="bold" style:font-weight-complex="bold"/>
    </style:style>
    <style:style style:name="P72" style:family="paragraph" style:parent-style-name="Text_20_body">
      <style:text-properties fo:font-weight="bold" officeooo:rsid="00704321" officeooo:paragraph-rsid="00704321" style:font-weight-asian="bold" style:font-weight-complex="bold"/>
    </style:style>
    <style:style style:name="P73" style:family="paragraph" style:parent-style-name="Text_20_body">
      <style:text-properties fo:font-weight="bold" officeooo:rsid="00717557" officeooo:paragraph-rsid="00717557" style:font-weight-asian="bold" style:font-weight-complex="bold"/>
    </style:style>
    <style:style style:name="P74" style:family="paragraph" style:parent-style-name="Text_20_body">
      <style:text-properties fo:font-weight="bold" officeooo:rsid="005f9393" officeooo:paragraph-rsid="005f9393" fo:background-color="#ffff00" style:font-weight-asian="bold" style:font-weight-complex="bold"/>
    </style:style>
    <style:style style:name="P75" style:family="paragraph" style:parent-style-name="Text_20_body">
      <style:text-properties fo:font-weight="bold" officeooo:rsid="0062dfc6" officeooo:paragraph-rsid="0062dfc6" fo:background-color="#ffff00" style:font-weight-asian="bold" style:font-weight-complex="bold"/>
    </style:style>
    <style:style style:name="P76" style:family="paragraph" style:parent-style-name="Text_20_body">
      <style:text-properties fo:font-weight="bold" officeooo:rsid="005f308a" officeooo:paragraph-rsid="0062dfc6" fo:background-color="#ffff00" style:font-weight-asian="bold" style:font-weight-complex="bold"/>
    </style:style>
    <style:style style:name="P77" style:family="paragraph" style:parent-style-name="Text_20_body">
      <style:text-properties officeooo:rsid="005c77ac" officeooo:paragraph-rsid="005c77ac"/>
    </style:style>
    <style:style style:name="P78" style:family="paragraph" style:parent-style-name="Text_20_body">
      <style:text-properties officeooo:rsid="005d63c9" officeooo:paragraph-rsid="005d63c9"/>
    </style:style>
    <style:style style:name="P79" style:family="paragraph" style:parent-style-name="Text_20_body">
      <style:text-properties officeooo:rsid="005f308a" officeooo:paragraph-rsid="005f308a"/>
    </style:style>
    <style:style style:name="P80" style:family="paragraph" style:parent-style-name="Text_20_body">
      <style:text-properties officeooo:rsid="005f308a" officeooo:paragraph-rsid="005f9393"/>
    </style:style>
    <style:style style:name="P81" style:family="paragraph" style:parent-style-name="Text_20_body">
      <style:text-properties officeooo:rsid="005f9393" officeooo:paragraph-rsid="005f9393"/>
    </style:style>
    <style:style style:name="P82" style:family="paragraph" style:parent-style-name="Text_20_body">
      <style:text-properties officeooo:paragraph-rsid="0062dfc6"/>
    </style:style>
    <style:style style:name="P83" style:family="paragraph" style:parent-style-name="Text_20_body">
      <style:text-properties officeooo:rsid="005f9393" officeooo:paragraph-rsid="005f9393" fo:background-color="#ffff00"/>
    </style:style>
    <style:style style:name="P84" style:family="paragraph" style:parent-style-name="Text_20_body">
      <style:text-properties officeooo:rsid="0067b156" officeooo:paragraph-rsid="0067b156" fo:background-color="#ffff00"/>
    </style:style>
    <style:style style:name="P85" style:family="paragraph" style:parent-style-name="Text_20_body">
      <style:text-properties officeooo:rsid="005f308a" officeooo:paragraph-rsid="0062dfc6" fo:background-color="#ffff00"/>
    </style:style>
    <style:style style:name="P86" style:family="paragraph" style:parent-style-name="Text_20_body">
      <style:text-properties fo:font-weight="normal" officeooo:rsid="0072f107" officeooo:paragraph-rsid="0072f107" style:font-weight-asian="normal" style:font-weight-complex="normal"/>
    </style:style>
    <style:style style:name="P87" style:family="paragraph" style:parent-style-name="Text_20_body">
      <style:text-properties fo:font-weight="normal" officeooo:rsid="0074df98" officeooo:paragraph-rsid="0074df98" style:font-weight-asian="normal" style:font-weight-complex="normal"/>
    </style:style>
    <style:style style:name="P88" style:family="paragraph" style:parent-style-name="Heading_20_1">
      <style:text-properties officeooo:rsid="0054faff"/>
    </style:style>
    <style:style style:name="P89" style:family="paragraph" style:parent-style-name="Standard" style:list-style-name="L1">
      <style:text-properties officeooo:rsid="001449b7" officeooo:paragraph-rsid="001449b7"/>
    </style:style>
    <style:style style:name="P90" style:family="paragraph" style:parent-style-name="Standard" style:list-style-name="L1">
      <style:text-properties officeooo:rsid="001449b7" officeooo:paragraph-rsid="001449b7" fo:background-color="transparent"/>
    </style:style>
    <style:style style:name="P91" style:family="paragraph" style:parent-style-name="Standard" style:list-style-name="L1">
      <style:text-properties officeooo:rsid="0014fe7e" officeooo:paragraph-rsid="0014fe7e"/>
    </style:style>
    <style:style style:name="P92" style:family="paragraph" style:parent-style-name="Standard" style:list-style-name="L2">
      <style:text-properties officeooo:rsid="0014fe7e" officeooo:paragraph-rsid="0014fe7e"/>
    </style:style>
    <style:style style:name="P93" style:family="paragraph" style:parent-style-name="Standard" style:list-style-name="L3">
      <style:text-properties officeooo:rsid="0014fe7e" officeooo:paragraph-rsid="0014fe7e"/>
    </style:style>
    <style:style style:name="P94" style:family="paragraph" style:parent-style-name="Standard" style:list-style-name="L3">
      <style:text-properties officeooo:rsid="00169e24" officeooo:paragraph-rsid="00169e24"/>
    </style:style>
    <style:style style:name="P95" style:family="paragraph" style:parent-style-name="Standard" style:list-style-name="L4">
      <style:text-properties officeooo:rsid="0031faca" officeooo:paragraph-rsid="0031faca"/>
    </style:style>
    <style:style style:name="P96" style:family="paragraph" style:parent-style-name="Standard" style:list-style-name="L4">
      <style:text-properties officeooo:rsid="00368c39" officeooo:paragraph-rsid="00368c39"/>
    </style:style>
    <style:style style:name="P97" style:family="paragraph" style:parent-style-name="Standard" style:list-style-name="L4">
      <style:text-properties officeooo:rsid="003a5c15" officeooo:paragraph-rsid="003a5c15"/>
    </style:style>
    <style:style style:name="P98" style:family="paragraph" style:parent-style-name="Text_20_body">
      <style:text-properties fo:font-weight="normal" officeooo:rsid="0072f107" officeooo:paragraph-rsid="0072f107" style:font-weight-asian="normal" style:font-weight-complex="normal"/>
    </style:style>
    <style:style style:name="P99" style:family="paragraph" style:parent-style-name="Text_20_body">
      <style:text-properties fo:font-weight="normal" officeooo:rsid="00764414" officeooo:paragraph-rsid="00764414" style:font-weight-asian="normal" style:font-weight-complex="normal"/>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51a801" style:font-weight-asian="bold" style:font-weight-complex="bold"/>
    </style:style>
    <style:style style:name="T10" style:family="text">
      <style:text-properties fo:font-weight="bold" officeooo:rsid="004b5aa4" style:font-weight-asian="bold" style:font-weight-complex="bold"/>
    </style:style>
    <style:style style:name="T11" style:family="text">
      <style:text-properties fo:font-weight="bold" officeooo:rsid="0062dfc6" style:font-weight-asian="bold" style:font-weight-complex="bold"/>
    </style:style>
    <style:style style:name="T12" style:family="text">
      <style:text-properties fo:font-weight="bold" officeooo:rsid="006479e4" style:font-weight-asian="bold" style:font-weight-complex="bold"/>
    </style:style>
    <style:style style:name="T13" style:family="text">
      <style:text-properties fo:font-weight="bold" officeooo:rsid="006e507c" style:font-weight-asian="bold" style:font-weight-complex="bold"/>
    </style:style>
    <style:style style:name="T14" style:family="text">
      <style:text-properties fo:font-weight="bold" officeooo:rsid="00303d31" fo:background-color="#ffff00" loext:char-shading-value="0" style:font-weight-asian="bold" style:font-weight-complex="bold"/>
    </style:style>
    <style:style style:name="T15" style:family="text">
      <style:text-properties fo:color="#c9211e" fo:background-color="#ffff00" loext:char-shading-value="0"/>
    </style:style>
    <style:style style:name="T16" style:family="text">
      <style:text-properties fo:color="#c9211e" fo:font-weight="bold" officeooo:rsid="00303d31" fo:background-color="#ffff00" loext:char-shading-value="0" style:font-weight-asian="bold" style:font-weight-complex="bold"/>
    </style:style>
    <style:style style:name="T17" style:family="text">
      <style:text-properties officeooo:rsid="00220ea6"/>
    </style:style>
    <style:style style:name="T18" style:family="text">
      <style:text-properties officeooo:rsid="00241e5f"/>
    </style:style>
    <style:style style:name="T19" style:family="text">
      <style:text-properties officeooo:rsid="0025a65b"/>
    </style:style>
    <style:style style:name="T20" style:family="text">
      <style:text-properties officeooo:rsid="00286317"/>
    </style:style>
    <style:style style:name="T21" style:family="text">
      <style:text-properties officeooo:rsid="0029bb8e"/>
    </style:style>
    <style:style style:name="T22" style:family="text">
      <style:text-properties fo:background-color="#ffff00" loext:char-shading-value="0"/>
    </style:style>
    <style:style style:name="T23" style:family="text">
      <style:text-properties officeooo:rsid="002b55ec"/>
    </style:style>
    <style:style style:name="T24" style:family="text">
      <style:text-properties officeooo:rsid="002e227a"/>
    </style:style>
    <style:style style:name="T25" style:family="text">
      <style:text-properties officeooo:rsid="0037dece"/>
    </style:style>
    <style:style style:name="T26" style:family="text">
      <style:text-properties fo:background-color="transparent" loext:char-shading-value="0"/>
    </style:style>
    <style:style style:name="T27"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8" style:family="text">
      <style:text-properties style:text-position="super 58%"/>
    </style:style>
    <style:style style:name="T29" style:family="text">
      <style:text-properties style:text-position="super 58%" officeooo:rsid="0051a801"/>
    </style:style>
    <style:style style:name="T30" style:family="text">
      <style:text-properties officeooo:rsid="0049c7bc"/>
    </style:style>
    <style:style style:name="T31" style:family="text">
      <style:text-properties officeooo:rsid="004b5aa4"/>
    </style:style>
    <style:style style:name="T32" style:family="text">
      <style:text-properties officeooo:rsid="004c5732"/>
    </style:style>
    <style:style style:name="T33" style:family="text">
      <style:text-properties officeooo:rsid="004dca67"/>
    </style:style>
    <style:style style:name="T34" style:family="text">
      <style:text-properties officeooo:rsid="00502dd1"/>
    </style:style>
    <style:style style:name="T35" style:family="text">
      <style:text-properties officeooo:rsid="0051a801"/>
    </style:style>
    <style:style style:name="T36" style:family="text">
      <style:text-properties officeooo:rsid="00557609"/>
    </style:style>
    <style:style style:name="T37" style:family="text">
      <style:text-properties officeooo:rsid="005a8d63"/>
    </style:style>
    <style:style style:name="T38" style:family="text">
      <style:text-properties officeooo:rsid="005c77ac"/>
    </style:style>
    <style:style style:name="T39" style:family="text">
      <style:text-properties officeooo:rsid="005d63c9"/>
    </style:style>
    <style:style style:name="T40" style:family="text">
      <style:text-properties officeooo:rsid="005f308a"/>
    </style:style>
    <style:style style:name="T41" style:family="text">
      <style:text-properties officeooo:rsid="005f9393"/>
    </style:style>
    <style:style style:name="T42" style:family="text">
      <style:text-properties officeooo:rsid="0060e5c6"/>
    </style:style>
    <style:style style:name="T43" style:family="text">
      <style:text-properties officeooo:rsid="0062dfc6"/>
    </style:style>
    <style:style style:name="T44" style:family="text">
      <style:text-properties officeooo:rsid="006479e4"/>
    </style:style>
    <style:style style:name="T45" style:family="text">
      <style:text-properties officeooo:rsid="006978c0"/>
    </style:style>
    <style:style style:name="T46" style:family="text">
      <style:text-properties officeooo:rsid="0071755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3241173990" text:style-name="L1">
        <text:list-item>
          <text:p text:style-name="P89">+Acquire 10 from Laura</text:p>
        </text:list-item>
        <text:list-item>
          <text:p text:style-name="P89">Hemophores</text:p>
        </text:list-item>
        <text:list-item>
          <text:p text:style-name="P89">Heme Oxygenase</text:p>
          <text:list>
            <text:list-item>
              <text:p text:style-name="P89">binding site should be relatively small</text:p>
            </text:list-item>
            <text:list-item>
              <text:p text:style-name="P89">but it fucks up double bonds</text:p>
            </text:list-item>
          </text:list>
        </text:list-item>
        <text:list-item>
          <text:p text:style-name="P89">Hemopexin</text:p>
        </text:list-item>
        <text:list-item>
          <text:p text:style-name="P89">Catalase</text:p>
        </text:list-item>
        <text:list-item>
          <text:p text:style-name="P89">4NL5 (heme proteinase)</text:p>
        </text:list-item>
        <text:list-item>
          <text:p text:style-name="P89">4CDP (also degradation enzyme, dimers!)</text:p>
        </text:list-item>
        <text:list-item>
          <text:p text:style-name="P90">HTUX</text:p>
        </text:list-item>
        <text:list-item>
          <text:p text:style-name="P91">or HUTX</text:p>
        </text:list-item>
      </text:list>
      <text:list xml:id="list1711207307" text:style-name="L2">
        <text:list-item>
          <text:list>
            <text:list-item>
              <text:p text:style-name="P92">potential to use pharmacophore, and confirm the values you have found from the rest of the study</text:p>
            </text:list-item>
            <text:list-item>
              <text:p text:style-name="P92">*This is poorly structured notation then, but yes as the cherry on top of the project could do a pharmacophore search and just demonstrate that your values are present in nature/other simulation… or not</text:p>
            </text:list-item>
            <text:list-item>
              <text:p text:style-name="P92">Super neat</text:p>
            </text:list-item>
          </text:list>
          <text:p text:style-name="P92">10. 11. HUTX and CH2X, maybe can confirm if axial ligands exist</text:p>
        </text:list-item>
        <text:list-item>
          <text:p text:style-name="P92">Selecting/Qualifying Axial ligands?</text:p>
          <text:list>
            <text:list-item>
              <text:p text:style-name="P92">Find pocket, center of mass, see R in 7-10A, lots of TYR? Probs relevant to the structured</text:p>
            </text:list-item>
          </text:list>
        </text:list-item>
        <text:list-item>
          <text:p text:style-name="P92">The set below could be used to determine the accuracy of your shit, <text:span text:style-name="T1">test structures!</text:span></text:p>
          <text:list>
            <text:list-item>
              <text:p text:style-name="P92">6U9J</text:p>
            </text:list-item>
            <text:list-item>
              <text:p text:style-name="P92">2OVI</text:p>
            </text:list-item>
            <text:list-item>
              <text:p text:style-name="P92">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2300777092" text:style-name="L3">
        <text:list-item>
          <text:p text:style-name="P93"><text:soft-page-break/>13. 3PQ2 (super multimer)</text:p>
        </text:list-item>
        <text:list-item>
          <text:p text:style-name="P93">14. 6A2J heme synthase!</text:p>
        </text:list-item>
        <text:list-item>
          <text:p text:style-name="P93">Up to this point 23 counting Laura’s</text:p>
        </text:list-item>
        <text:list-item>
          <text:p text:style-name="P93"><text:span text:style-name="T1">24. </text:span><text:span text:style-name="T15">H31**</text:span></text:p>
        </text:list-item>
        <text:list-item>
          <text:p text:style-name="P94">25. 5GJ3</text:p>
        </text:list-item>
        <text:list-item>
          <text:p text:style-name="P94">26. 5KZL (heme oxygenase from non-human; bacteria)</text:p>
        </text:list-item>
        <text:list-item>
          <text:p text:style-name="P94">27. 1P3T (same fam is ok; same as 5KZL from meningitis)</text:p>
        </text:list-item>
        <text:list-item>
          <text:p text:style-name="P94">28. 3HX9 (degrader for heme stuff, really neat fold!)</text:p>
        </text:list-item>
        <text:list-item>
          <text:p text:style-name="P94">→ We have focused on a wide panel, a set of many types of proteins that perform different stuff/different folds, to see commonality/range of binding pockets! BAM!</text:p>
        </text:list-item>
        <text:list-item>
          <text:p text:style-name="P94">29. 3RTL – look @ paper</text:p>
        </text:list-item>
        <text:list-item>
          <text:p text:style-name="P94">30. 3VP5 – regulator</text:p>
        </text:list-item>
        <text:list-item>
          <text:p text:style-name="P94">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33301129993262" text:continue-numbering="true" text:style-name="L3">
        <text:list-item>
          <text:p text:style-name="P94">1TWN – a different heme, verdoheme! Only one propionate</text:p>
        </text:list-item>
        <text:list-item>
          <text:p text:style-name="P94">**Siroheme; Verdoheme; these two other hemes can be used to contrast/compare with your stuff!</text:p>
        </text:list-item>
        <text:list-item>
          <text:p text:style-name="P94">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34">Not cool. Lost some notes. Luckily I think most of them had to do with the Python script and what needed to change there.</text:p>
      <text:p text:style-name="P34"/>
      <text:p text:style-name="P34">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34"/>
      <text:p text:style-name="P34">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34"/>
      <text:p text:style-name="P34">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34"/>
      <text:p text:style-name="P35">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5"/>
      <text:p text:style-name="P35">–</text:p>
      <text:p text:style-name="P35"/>
      <text:p text:style-name="P35">Ok, so once this stuff above is complete, we will have:</text:p>
      <text:p text:style-name="P35"/>
      <text:p text:style-name="P35">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5"/>
      <text:p text:style-name="P35">Hmm. How does the AA data get reported?<draw:frame draw:style-name="fr3"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5"/>
      <text:p text:style-name="P36">Like this. Anonymized, none of the proteins/where the data are from are kept. <text:s/>Just, all the aminos are pooled and shit.</text:p>
      <text:p text:style-name="P37"/>
      <text:p text:style-name="P36">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6"/>
      <text:p text:style-name="P36">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6"/>
      <text:p text:style-name="P36"/>
      <text:p text:style-name="P36"/>
      <text:p text:style-name="P36"/>
      <text:p text:style-name="P36"/>
      <text:p text:style-name="P36"/>
      <text:p text:style-name="P36"/>
      <text:p text:style-name="P36"/>
      <text:p text:style-name="P14"><text:soft-page-break/>OK. SO! Overall:</text:p>
      <text:p text:style-name="P14"/>
      <text:p text:style-name="P15">Move results to a new file/adjust scripts to deal with it. This FIRST. ** (1)</text:p>
      <text:p text:style-name="P15"><text:tab/><text:span text:style-name="T17">Further, move everything into the github folder. It seems to do pretty AIGHT of sync’ing and it’s easy to reference, I think.</text:span></text:p>
      <text:p text:style-name="P15"><text:tab/><text:span text:style-name="T18">Check!!!</text:span></text:p>
      <text:p text:style-name="P18"/>
      <text:p text:style-name="P16"/>
      <text:p text:style-name="P16">Move AA to another script, to deal with later. May discover what to do with the table when it has AA later. ** (<text:span text:style-name="T18">2</text:span>)</text:p>
      <text:p text:style-name="P16"><text:tab/><text:span text:style-name="T19">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20">CHECK! Awesome new main.R file etc. Dang I’m awesome</text:span></text:p>
      <text:p text:style-name="P16"/>
      <text:p text:style-name="P15">Throw out the first volume line ** (<text:span text:style-name="T18">3</text:span>)</text:p>
      <text:p text:style-name="P14"><text:tab/><text:span text:style-name="T19">maybe… “if line contains ?” then if line contains “volume =” then get vol??? </text:span></text:p>
      <text:p text:style-name="P14"><text:tab/><text:span text:style-name="T20">CHECK!</text:span></text:p>
      <text:p text:style-name="P14"><text:tab/></text:p>
      <text:p text:style-name="P14">Add a column of source PDB to main table. Keep track of all results and keep adding to DF.** (4)</text:p>
      <text:p text:style-name="P14"><text:tab/></text:p>
      <text:p text:style-name="P14"><text:tab/><text:span text:style-name="T21">I think this will be from result_files_df </text:span></text:p>
      <text:p text:style-name="P14"><text:tab/><text:span text:style-name="T21">In this dataframe, it is actually a list of dataframes of all our pdbs’ results.</text:span></text:p>
      <text:p text:style-name="P14"><text:tab/><text:span text:style-name="T21">In each element of the list, is a dataframe.</text:span></text:p>
      <text:p text:style-name="P14"><text:tab/><text:span text:style-name="T21">Each dataframe is the <text:s/>text file we have interest in.</text:span></text:p>
      <text:p text:style-name="P31"><text:tab/><text:span text:style-name="T21">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23">re</text:span>sult_files_df[[3]]</text:p>
      <text:p text:style-name="P14"><text:tab/><text:span text:style-name="T23">this is how each uhm, dataframe inside the list of df is syntax’d</text:span></text:p>
      <text:p text:style-name="P14"><text:tab/><text:span text:style-name="T23">and in each case the first column is V1, unless we start messing with names</text:span></text:p>
      <text:p text:style-name="P14"/>
      <text:p text:style-name="P14"><text:tab/><text:span text:style-name="T23">So, before we process everything – I guess:</text:span></text:p>
      <text:p text:style-name="P14"><text:tab/><text:span text:style-name="T23">for index in len(result_files_df):</text:span></text:p>
      <text:p text:style-name="P14"><text:tab/><text:tab/><text:span text:style-name="T23">in each results_files[[index]]</text:span></text:p>
      <text:p text:style-name="P14"><text:tab/><text:tab/><text:tab/><text:span text:style-name="T23">find the fucking line w code</text:span></text:p>
      <text:p text:style-name="P14"><text:tab/><text:tab/><text:tab/><text:span text:style-name="T23">find the code</text:span></text:p>
      <text:p text:style-name="P14"><text:tab/><text:tab/><text:tab/><text:span text:style-name="T23">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24">ACHIEVED!</text:span></text:p>
      <text:p text:style-name="P17"/>
      <text:p text:style-name="P32">NEXT:</text:p>
      <text:p text:style-name="P17"/>
      <text:p text:style-name="P17"><text:tab/><text:span text:style-name="T24">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33"><text:span text:style-name="T26">PDB_ID <text:s/>largest_pocket surface_area solvent_acc</text:span> (AA data I can’t think of a good way)</text:p>
      <text:p text:style-name="P33"/>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43"><text:span text:style-name="T6">→ D</text:span><text:span text:style-name="T14">on’t work on AA yet. I think it’s only useful in aggregate.</text:span><text:span text:style-name="T6"> Therefore focus on constructing a dank huge dataframe for the few properties that are explicit. And we’ll have to t</text:span><text:span text:style-name="T16">ake the biggest volume when we do combine them…</text:span></text:p>
      <text:p text:style-name="P33"/>
      <text:p text:style-name="P33">So, for now, one dataframe per quality. Maybe one script each. With the PDBs so we can correctly join everything. <text:s/>And we’ll have the produced dataframes in the main file</text:p>
      <text:p text:style-name="P36"/>
      <text:p text:style-name="P38">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6"><text:soft-page-break/></text:p>
      <text:p text:style-name="P36"/>
      <text:p text:style-name="P44">After all that:</text:p>
      <text:p text:style-name="P44"/>
      <text:p text:style-name="P44">We will have to ultimately implement the angles and distances stuff. This will be both python and R to manage, but likely to be its own DF and not joined to the big one. </text:p>
      <text:p text:style-name="P44"/>
      <text:p text:style-name="P44">We’ll have to add other, explicit properties… maybe? But should be easy if they’re explicit to just tack em on.</text:p>
      <text:p text:style-name="P44"><text:s/></text:p>
      <text:p text:style-name="P44">If not, it will be a simple matter of adding in MORE data to this shit. <text:span text:style-name="T22">Do keep all the code clean.</text:span></text:p>
      <text:p text:style-name="P44"/>
      <text:p text:style-name="P45">So we can wait to implement the <text:span text:style-name="T22">last script to add the column of all their particular molecule types until the very end.</text:span> Because they’ll still all have the PDB codes tacked on. So can do that stuff in main or invoke it in another script.</text:p>
      <text:p text:style-name="P45"/>
      <text:p text:style-name="P45">–</text:p>
      <text:p text:style-name="P45"/>
      <text:p text:style-name="P22">13 july 2021 </text:p>
      <text:p text:style-name="P22"/>
      <text:p text:style-name="P45">A list of stuff to do then:</text:p>
      <text:p text:style-name="P45"/>
      <text:list xml:id="list3368032443" text:style-name="L4">
        <text:list-item>
          <text:p text:style-name="P95">Maybe implement PDB as its own script. Not bad to just put it in anyway. <text:span text:style-name="T7">CHECK!</text:span></text:p>
        </text:list-item>
        <text:list-item>
          <text:p text:style-name="P95">Clean the code of everything before we move on to avoid confusion.</text:p>
          <text:list>
            <text:list-item>
              <text:p text:style-name="P96">R check</text:p>
            </text:list-item>
            <text:list-item>
              <text:p text:style-name="P97">py check!</text:p>
            </text:list-item>
          </text:list>
        </text:list-item>
        <text:list-item>
          <text:p text:style-name="P95">Write a script for each surface area or solvent stuff. Get into dataframe with PDB.</text:p>
        </text:list-item>
        <text:list-item>
          <text:p text:style-name="P95">Finally join all these into one super dataframe</text:p>
        </text:list-item>
        <text:list-item>
          <text:p text:style-name="P95">Implement script to grab the molecule types real fast. It has to go to the main pdb file not the results</text:p>
        </text:list-item>
      </text:list>
      <text:p text:style-name="P36"/>
      <text:p text:style-name="P36"/>
      <text:p text:style-name="P46">If this is done today, fantastic. By…. 5 or 6 idk. Beach sounds good today too. No huge rush can be tomorrow too. This is looking real good Patty.</text:p>
      <text:p text:style-name="P46"/>
      <text:p text:style-name="P46"><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6"/>
      <text:p text:style-name="P46">Then into the next weird ass heme. None of the code should change except for in Python the HEC code, so we’ll need new scripts for that.</text:p>
      <text:p text:style-name="P46"/>
      <text:p text:style-name="P46">If you had that data it’d then be comparing.</text:p>
      <text:p text:style-name="P46"/>
      <text:p text:style-name="P46">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6"/>
      <text:p text:style-name="P46"/>
      <text:p text:style-name="P46"/>
      <text:p text:style-name="P46">(If you want to provide Chimera scripts on GitHub as bonus points, wait until August/late september it’s not necessary at all yet. You’d just comment more and leave a lot blank)</text:p>
      <text:p text:style-name="P46"/>
      <text:p text:style-name="P46"/>
      <text:p text:style-name="P36"/>
      <text:p text:style-name="P36">** <text:span text:style-name="T25">For later if too many pyc files:</text:span></text:p>
      <text:p text:style-name="P49">Open directory for python stuff.</text:p>
      <text:p text:style-name="P49">Use: pyclean .</text:p>
      <text:p text:style-name="P49">Be sure to include . The period and no ./ is necessary</text:p>
      <text:p text:style-name="P36"/>
      <text:p text:style-name="P36"/>
      <text:p text:style-name="P49">Alternates:</text:p>
      <text:p text:style-name="P58"><text:span text:style-name="Source_20_Text"><text:span text:style-name="T27">find . -name "*.pyc" -exec rm -f {} \;</text:span></text:span></text:p>
      <text:p text:style-name="P47">find . -name '*.pyc' -delete</text:p>
      <text:p text:style-name="P47"/>
      <text:p text:style-name="P48"/>
      <text:p text:style-name="P36">------------------------------</text:p>
      <text:p text:style-name="P36"/>
      <text:p text:style-name="P36"/>
      <text:p text:style-name="P24">14 July 2021</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9">FUTURE DEV: Also compare your results of volume/surface area with that of CASTp. Run all the monomers through it with some script and see if the results significantly differ.</text:p>
      <text:p text:style-name="P39"/>
      <text:p text:style-name="P40">e.g. 1U9U with surfnet etc. The big bubble is cacl’d at volume 738 A3. The SA is 692 A2. </text:p>
      <text:p text:style-name="P39"><draw:frame draw:style-name="fr2" draw:name="Image2" text:anchor-type="char" svg:width="6.9252in" svg:height="6.3626in" draw:z-index="1"><draw:image xlink:href="Pictures/10000000000003830000033A64083BA4FD52C994.png" xlink:type="simple" xlink:show="embed" xlink:actuate="onLoad" loext:mime-type="image/png"/></draw:frame><text:s/></text:p>
      <text:p text:style-name="P39"/>
      <text:p text:style-name="P40"><text:soft-page-break/>Versus from CASTp:</text:p>
      <text:p text:style-name="P40"/>
      <text:p text:style-name="P40"/>
      <text:p text:style-name="P40"/>
      <text:p text:style-name="P40"><draw:frame draw:style-name="fr2" draw:name="Image3" text:anchor-type="char" svg:width="6.9252in" svg:height="3.9362in" draw:z-index="2"><draw:image xlink:href="Pictures/100000000000050D000002DF6480B0CBC3CC10FB.png" xlink:type="simple" xlink:show="embed" xlink:actuate="onLoad" loext:mime-type="image/png"/></draw:frame>from the download:</text:p>
      <text:p text:style-name="P40"/>
      <text:p text:style-name="P41">The numbers differ from the website :O!!!</text:p>
      <text:p text:style-name="P41"/>
      <text:p text:style-name="P41">Behold:</text:p>
      <text:p text:style-name="P41"/>
      <text:p text:style-name="P41">Area_sa: 356</text:p>
      <text:p text:style-name="P41">Vol_sa: 482</text:p>
      <text:p text:style-name="P40"/>
      <text:p text:style-name="P41">This is closer. Castp does fuck up in treatment of the Fe and likely affects results. See below. This may lead to an underestimate.</text:p>
      <text:p text:style-name="P41"><draw:frame draw:style-name="fr2"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42"/>
      <text:p text:style-name="P42"/>
      <text:p text:style-name="P42"/>
      <text:p text:style-name="P50">16 July 2021</text:p>
      <text:p text:style-name="P50"/>
      <text:p text:style-name="P50">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50"/>
      <text:p text:style-name="P51">Things tried:</text:p>
      <text:p text:style-name="P51">Using the structural analysis &gt; axes and shit</text:p>
      <text:p text:style-name="P51">sel a residue :number of residue</text:p>
      <text:p text:style-name="P51">sel :HEM</text:p>
      <text:p text:style-name="P51"><text:soft-page-break/>with each of these selected, define as a plane or an axis. Then when you click on both in the tool, you get the angle and distance. </text:p>
      <text:p text:style-name="P51"/>
      <text:p text:style-name="P52">Right, so Laura sent us this sample script:</text:p>
      <text:p text:style-name="P52"/>
      <text:p text:style-name="P52">define plane number 1 :4-21</text:p>
      <text:p text:style-name="P52">define plane number 2 :22-30</text:p>
      <text:p text:style-name="P52">angle p1 p2</text:p>
      <text:p text:style-name="P52"/>
      <text:p text:style-name="P52">* you can also just sub ‘axis’ and ‘a’ and it works the same. So in our script it’ll be something like:</text:p>
      <text:p text:style-name="P52">define axis number 1 :136 (whatever coordinating residue within 7A)</text:p>
      <text:p text:style-name="P52">define plane number 1 :HEM (get the plane this is better)</text:p>
      <text:p text:style-name="P52">angle a1 p1</text:p>
      <text:p text:style-name="P52">bing bang boom</text:p>
      <text:p text:style-name="P52">distance is also outputted with the metal coordination dialogue</text:p>
      <text:p text:style-name="P52"/>
      <text:p text:style-name="P52">so to get those residue numbers the following needs to occur:</text:p>
      <text:p text:style-name="P52"/>
      <text:p text:style-name="P52">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52"/>
      <text:p text:style-name="P52">So, anyway, <text:span text:style-name="T4">scan the output AA files</text:span></text:p>
      <text:p text:style-name="P52"><text:span text:style-name="T4"><text:tab/></text:span><text:span text:style-name="T8">can use sel :55 or :55.A and just use the second thing after the XXX aa code</text:span></text:p>
      <text:p text:style-name="P26"><text:tab/></text:p>
      <text:p text:style-name="P27">with the AA, use the ref number in the angle script</text:p>
      <text:p text:style-name="P27">use a for loop to be iterating each time we create a new axis/plane</text:p>
      <text:p text:style-name="P52">reset these variables upon opening the next pdb/aa file.</text:p>
      <text:p text:style-name="P52">We can also grab the PDB file with this method as the reply log should show what’s going on, or idk.</text:p>
      <text:p text:style-name="P52">Yea just do the list lol repeat the script do a global variable later.</text:p>
      <text:p text:style-name="P52">We will then have the output data in each reply log. boom</text:p>
      <text:p text:style-name="P52"/>
      <text:p text:style-name="P52"/>
      <text:p text:style-name="P52">Metal coordination dialogue, btw: </text:p>
      <text:p text:style-name="P52">I’ve found a webpage on it but not sure it’ll be possible to easily print everything so, later</text:p>
      <text:p text:style-name="P52"/>
      <text:p text:style-name="P52"/>
      <text:p text:style-name="P53">20 July 2021</text:p>
      <text:p text:style-name="P53"/>
      <text:p text:style-name="P53">yeah so I’ve tried a lot of specifiers for Fe and shit ain’t happening. I’ve got</text:p>
      <text:p text:style-name="P53"/>
      <text:p text:style-name="P53">angle :55,<text:a xlink:type="simple" xlink:href="mailto:56@CA" text:style-name="Internet_20_link" text:visited-style-name="Visited_20_Internet_20_Link">56@CA</text:a> → this specifies 2 atoms, so that’s working</text:p>
      <text:p text:style-name="P53">but I’ve used Fe, :Fe, :.Fe, :Fe@.a, :Fe@* I think does 13, idk dude</text:p>
      <text:p text:style-name="P53">I’ve also used sel :55,<text:a xlink:type="simple" xlink:href="mailto:56@CA" text:style-name="Internet_20_link" text:visited-style-name="Visited_20_Internet_20_Link">56@CA</text:a> etc. and that doesn’t pick up on sel</text:p>
      <text:p text:style-name="P53"/>
      <text:p text:style-name="P53">So this is a meeting thing. If this is a desired thing to do.</text:p>
      <text:p text:style-name="P53"/>
      <text:p text:style-name="P53"><text:soft-page-break/>Alright so for today then:<text:line-break/>Input the angles and distances into R.</text:p>
      <text:p text:style-name="P53">Part of this table can be integrated into the main big ass table.</text:p>
      <text:p text:style-name="P53">Only distances and angles:<text:line-break/>PDB<text:tab/>residue<text:tab/> <text:s/>distance <text:s/>angle <text:s/>--- and just list down all the data we got.</text:p>
      <text:p text:style-name="P53"/>
      <text:p text:style-name="P53">In the main table:</text:p>
      <text:p text:style-name="P53">PDB shit shit shit Closest Residue 1, dist, angle; Closest Residue 2, dist, angle; maybe closest 3</text:p>
      <text:p text:style-name="P53"/>
      <text:p text:style-name="P53">I mean 1<text:span text:style-name="T28">st</text:span> and 2<text:span text:style-name="T28">nd</text:span> closest residues, ofc.</text:p>
      <text:p text:style-name="P53"/>
      <text:p text:style-name="P53">*Modify the script with a small sample of proteins later, if you want, to confirm. Or if it makes stuff easier to work with. We know we can pump out 30 so it’s not a big deal to re-run later if for now we just do like 5 proteins.</text:p>
      <text:p text:style-name="P53"/>
      <text:p text:style-name="P53">Alright, then. We have a huge table in aggregate of all this data. Ultimately of 90 proteins ish. So, let’s find the real spread of stuff:</text:p>
      <text:p text:style-name="P53"/>
      <text:p text:style-name="P53">Make histograms of numeric properties. </text:p>
      <text:p text:style-name="P54">→ the volume one, the outliers are very intersting. I advise inserting a line to save an image of the volume pocket that’s calculated, right after “center”. The command for this is:</text:p>
      <text:p text:style-name="P54">→ yeah, should be one line for images. This will allow us to easily reference what the pocket looks like and if it’s surfnet or a real result.</text:p>
      <text:p text:style-name="P54"/>
      <text:p text:style-name="P54"/>
      <text:p text:style-name="P55">Ok, in steps:</text:p>
      <text:p text:style-name="P55">1. Do the image thing real quick for volume, don’t bother running R again</text:p>
      <text:p text:style-name="P55"><text:tab/><text:span text:style-name="T30">CHECK!</text:span></text:p>
      <text:p text:style-name="P55"><text:tab/><text:span text:style-name="T10">Look at 3SIK</text:span><text:span text:style-name="T31">. It is evident from the pic that a failure has occurred. IDK how I’d fix this, I think<text:tab/>it really has to do with the monomer pdb manipulation. For others it works. Best just to note for<text:tab/>“future work”</text:span></text:p>
      <text:p text:style-name="P55"><text:tab/><text:span text:style-name="T32">ADDED IMAGES FOR EVERYTHING BECAUSE I’M AWESOME. </text:span></text:p>
      <text:p text:style-name="P56"><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56"><text:tab/>I think for images etc. You’ll want to change directories when the thesis is being assembled, and have it import/print everything *.png for one result category. Then change to another directory etc. Shouldn’t be too bad. </text:p>
      <text:p text:style-name="P56"><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56"/>
      <text:p text:style-name="P55">2. Modify python script if you think it’s shit the way it outputs. Test it again to make sure when you add elif() to make it work 100%</text:p>
      <text:p text:style-name="P55"><text:tab/><text:span text:style-name="T32">Start by inputting to R, as reply log output for the most ineresting results will not change. The auxilirary stuff you, pat, print, will be subject to change depending on how you parse the files and demand your results to be presented.</text:span></text:p>
      <text:p text:style-name="P55">3. Input distance and shit to R</text:p>
      <text:p text:style-name="P55"><text:soft-page-break/><text:tab/><text:span text:style-name="T33">CHECK!</text:span></text:p>
      <text:p text:style-name="P55">4. Do the above steps for manipulating this data</text:p>
      <text:p text:style-name="P55"><text:tab/><text:span text:style-name="T33">Above is further above than this numbered list. It will take a bit of time.</text:span></text:p>
      <text:p text:style-name="P55">5. Make some stats for each quality</text:p>
      <text:p text:style-name="P55">6. Makes some graphs, include some error/deviation bars if you can.</text:p>
      <text:p text:style-name="P55"/>
      <text:p text:style-name="P55">Is this reasonable in one afternoon? I mean, I’d prefer to get all this shit done. Can go to gym late and get pizza/burgers for dinner, treat yourself during this trying time. It’s about to be 6, so. </text:p>
      <text:p text:style-name="P55"/>
      <text:p text:style-name="P57"/>
      <text:p text:style-name="P55"/>
      <text:p text:style-name="P55"/>
      <text:p text:style-name="P55">** <text:span text:style-name="T35">4CDP is an interesting case study; the 3</text:span><text:span text:style-name="T29">rd</text:span><text:span text:style-name="T35"> closest AA has a critical interaction. The other 2 closest seem to just work to provide nonpolar-nonpolar interactions.</text:span></text:p>
      <text:p text:style-name="P55"><text:tab/><text:span text:style-name="T9">HEM 193 is the only one picked up as coordinating in the metal dialogue. Still not sure how to print this out.</text:span></text:p>
      <text:p text:style-name="P28"><text:tab/><text:span text:style-name="T35">Marked as 2.11 in metal geometry, v. 2.409 in the automated stuff</text:span></text:p>
      <text:p text:style-name="P28"><text:tab/><text:span text:style-name="T36">Without ions/solvent removed, an O2 is also reported as coordinating for this PDB.</text:span></text:p>
      <text:p text:style-name="P28"><text:tab/><text:span text:style-name="T36">Marked with ‘FMT’… Femtochemistry? Dunno if that’s within the scope of this project.</text:span></text:p>
      <text:p text:style-name="P28"><text:tab/><text:span text:style-name="T36">I’ll pull out the metal coordinating residues for now. Maybe I’ll just pulll everything BUT the HEME shit. And filter in R only. Yeah.</text:span></text:p>
      <text:p text:style-name="P28"/>
      <text:p text:style-name="P28"/>
      <text:p text:style-name="P28"/>
      <text:p text:style-name="P29">3VP5 also interseting. 2 His coordination are picked up by metal coordination. But the +- 0.3 Angstroms seems responsible for not picking up them as first.</text:p>
      <text:p text:style-name="P29">The nearby TYR and other nearby AA seem mostly to stabilize as nonpolar residues. TYR seems strange to be selected here for that instead of trypto though.</text:p>
      <text:p text:style-name="P28"/>
      <text:p text:style-name="P55">**<text:span text:style-name="T34">checked method for calculating distance and angles. Need to define heme as an axis. But after that it seems to work perfect.</text:span></text:p>
      <text:h text:style-name="P88" text:outline-level="1"/>
      <text:p text:style-name="P59"/>
      <text:p text:style-name="P61">21 July 2021</text:p>
      <text:p text:style-name="P60">Stats of interest:</text:p>
      <text:p text:style-name="P61"/>
      <text:p text:style-name="P61">Residues &lt;= 7A (have)</text:p>
      <text:p text:style-name="P61">→ Hydrophobics AND BIG e.g. Lys most frequent; </text:p>
      <text:p text:style-name="P61">→ demonstrates that coordinating residues are the minority of interacting residues. Nonpolar interactions are v. important. </text:p>
      <text:p text:style-name="P61">→Can contrast w. metal coordination table</text:p>
      <text:p text:style-name="P66"><text:soft-page-break/>** <text:span text:style-name="T37">Repeat stuff with 5A. Maybe just the residue freq.</text:span></text:p>
      <text:p text:style-name="P66"/>
      <text:p text:style-name="P61">For Residues and Distances per PDB:</text:p>
      <text:p text:style-name="P61">→ Box plot or violin plot for ea. Residue; y plot for distance! Avoid freq. Focus on dist</text:p>
      <text:p text:style-name="P66"/>
      <text:p text:style-name="P61">Distance of ea. Type of Res w. HEM and w. Fe; </text:p>
      <text:p text:style-name="P61"/>
      <text:p text:style-name="P60"><text:span text:style-name="T4">distance :120@CA :</text:span><text:a xlink:type="simple" xlink:href="mailto:HEM@Fe" text:style-name="Internet_20_link" text:visited-style-name="Visited_20_Internet_20_Link"><text:span text:style-name="T4">HEM@Fe</text:span></text:a></text:p>
      <text:p text:style-name="P67"># easily automated, put in ea. Residue # to where “120” is, keep CA</text:p>
      <text:p text:style-name="P67">→<text:span text:style-name="T38"> limitations in each method, however, by using the immediately above code/method, we find a REAL distance, versus some averaged result with the axis that does not provide a complete story</text:span></text:p>
      <text:p text:style-name="P67"/>
      <text:p text:style-name="P77">sel :HEM za &lt; 5</text:p>
      <text:p text:style-name="P77">atoms = chimera.selection.currentAtoms()</text:p>
      <text:p text:style-name="P77">from chimera import Measure #get capability to measure stuff</text:p>
      <text:p text:style-name="P77"><text:span text:style-name="T39">#</text:span>temp = Measure.measure.distance(‘distance’, ‘</text:p>
      <text:p text:style-name="P78">rc(“sel :<text:a xlink:type="simple" xlink:href="mailto:HEM@Fe" text:style-name="Internet_20_link" text:visited-style-name="Visited_20_Internet_20_Link">HEM@Fe</text:a>”)</text:p>
      <text:p text:style-name="P78">fe = chimera.selection.currentAtoms()</text:p>
      <text:p text:style-name="P78">dist = Measure.measure.distance(‘distance’,atoms,fe[0]) ##Fe should hopefully be the first shit?</text:p>
      <text:p text:style-name="P78"/>
      <text:p text:style-name="P78">---------</text:p>
      <text:p text:style-name="P78"/>
      <text:p text:style-name="P78">atom1=chimera.selection.currentAtoms()[0]</text:p>
      <text:p text:style-name="P78">rc(“sel :<text:a xlink:type="simple" xlink:href="mailto:HEM@Fe" text:style-name="Internet_20_link" text:visited-style-name="Visited_20_Internet_20_Link">HEM@Fe</text:a>)</text:p>
      <text:p text:style-name="P78">atom2=chimera.seletion.currentAtoms()[0]</text:p>
      <text:p text:style-name="P78">dist = Measure.measure.distance(‘distance’,atom1,atom2)</text:p>
      <text:p text:style-name="P78"/>
      <text:p text:style-name="P78"># or remove above without [] but do select like</text:p>
      <text:p text:style-name="P78">rc(“sel :<text:a xlink:type="simple" xlink:href="mailto:150@CA" text:style-name="Internet_20_link" text:visited-style-name="Visited_20_Internet_20_Link">150@CA</text:a>”)</text:p>
      <text:p text:style-name="P78">atom1 = chimera.selection.currentAtoms()</text:p>
      <text:p text:style-name="P78"><text:soft-page-break/>----------------</text:p>
      <text:p text:style-name="P78">dist = Measure.measure_command(‘distance’,</text:p>
      <text:p text:style-name="P78">## BTW THE METHOD FOR ANGLES IS GOOD!</text:p>
      <text:p text:style-name="P78"/>
      <text:p text:style-name="P78">from chimera import openModels, Molecule</text:p>
      <text:p text:style-name="P78">print atom1[0].coord().distance(atom2[0].coord()) <text:s/></text:p>
      <text:p text:style-name="P79"/>
      <text:p text:style-name="P65"># HERE HERE HERE HERE </text:p>
      <text:p text:style-name="P79"><text:span text:style-name="T4">rc(“sel :</text:span><text:a xlink:type="simple" xlink:href="mailto:HEM@Fe" text:style-name="Internet_20_link" text:visited-style-name="Visited_20_Internet_20_Link"><text:span text:style-name="T4">HEM@Fe</text:span></text:a><text:span text:style-name="T4">”) # define as atom 1</text:span></text:p>
      <text:p text:style-name="P65">fe = chimera.selection.currentAtoms()[0]</text:p>
      <text:p text:style-name="P65">rc(“sel sel za &lt; 5”) # all atoms within 5A from Fe</text:p>
      <text:p text:style-name="P65">atoms = chimera.selection.currentAtoms() #for the zr</text:p>
      <text:p text:style-name="P65">for a in atoms:</text:p>
      <text:p text:style-name="P65"><text:tab/><text:span text:style-name="T41">print “atom analyzed...”</text:span></text:p>
      <text:p text:style-name="P65"><text:tab/>print a</text:p>
      <text:p text:style-name="P65"><text:tab/><text:span text:style-name="T41">print “distance to Fe...”</text:span></text:p>
      <text:p text:style-name="P65"><text:tab/>print a.coord().distance(fe.coord())</text:p>
      <text:p text:style-name="P79">##############################</text:p>
      <text:p text:style-name="P79">→<text:span text:style-name="T41"> find minimum distance, closest atom in residues to Fe</text:span></text:p>
      <text:p text:style-name="P80">→<text:span text:style-name="T41"> find average distance of each atom in residue from Fe, maybe even the median</text:span></text:p>
      <text:p text:style-name="P79">→<text:span text:style-name="T41"> find maximum distance</text:span></text:p>
      <text:p text:style-name="P79"/>
      <text:p text:style-name="P79">Prints: HEM 200.A ND 1.999999999</text:p>
      <text:p text:style-name="P79">TRP 96.a CA 20913819048123</text:p>
      <text:p text:style-name="P79">So, therefore, pick the atom that is closest for each residue. </text:p>
      <text:p text:style-name="P79"/>
      <text:p text:style-name="P79">Ideal, take all atoms of heme, and all atoms of selection around heme, and look for closest match of every residue. </text:p>
      <text:p text:style-name="P79">rc(sel :HEM)</text:p>
      <text:p text:style-name="P79">hem = currentatoms</text:p>
      <text:p text:style-name="P79"><text:soft-page-break/>for a in atoms:</text:p>
      <text:p text:style-name="P79"><text:tab/>for b in hem:</text:p>
      <text:p text:style-name="P79"><text:tab/><text:tab/>print a, b, a.coord().distance(b.coord())</text:p>
      <text:p text:style-name="P79"/>
      <text:p text:style-name="P79"/>
      <text:p text:style-name="P79"/>
      <text:p text:style-name="P81"><text:span text:style-name="T4">matplotlib</text:span> and violin plots!</text:p>
      <text:p text:style-name="P81">Extension for more options:</text:p>
      <text:p text:style-name="P81">seaborn.violinplot</text:p>
      <text:p text:style-name="P83"/>
      <text:p text:style-name="P84">BTW 5G73 is super interesting, 2 hemes in one pocket.</text:p>
      <text:p text:style-name="P74"/>
      <text:p text:style-name="P62">* <text:span text:style-name="T42">limitation of freq plot: it’s the total number, which has some value.”</text:span></text:p>
      <text:p text:style-name="P63">* <text:span text:style-name="T42">but avg number of ea. Residue within 7A for each protein. *</text:span></text:p>
      <text:p text:style-name="P64">* some way to weight the data by distance? * <text:span text:style-name="T46">#violin plot sufficient</text:span></text:p>
      <text:p text:style-name="P64">* send everything Friday!!!!! the graphs, etc. *</text:p>
      <text:p text:style-name="P64">* don’t waste time with PDB yet. Just get the scripts, graphics, etc. *</text:p>
      <text:p text:style-name="P64">Potentially write some of the thesis. </text:p>
      <text:p text:style-name="P64">May wait on violin plot too, just do box plot for now. </text:p>
      <text:p text:style-name="P62"/>
      <text:p text:style-name="P62">--------------- <text:span text:style-name="T43">IN SUM OF THIS MEETING AND FOR REMAINDER OF WEEK ----------</text:span></text:p>
      <text:p text:style-name="P68"><text:span text:style-name="T44">1. </text:span>Redo Distance data, not too bad really. At least in python. But will require, MORE data wrangling!</text:p>
      <text:p text:style-name="P68"><text:tab/><text:span text:style-name="T45">This works btw: angle :194@CA :194@CB :</text:span><text:a xlink:type="simple" xlink:href="mailto:HEM@Fe" text:style-name="Internet_20_link" text:visited-style-name="Visited_20_Internet_20_Link"><text:span text:style-name="T45">HEM@Fe</text:span></text:a></text:p>
      <text:p text:style-name="P68"><text:tab/><text:span text:style-name="T45">So maybe do that too.</text:span></text:p>
      <text:p text:style-name="P68"><text:span text:style-name="T44">2. </text:span>Then we’ll have dist of all atoms from Fe.</text:p>
      <text:p text:style-name="P68"><text:tab/><text:span text:style-name="T22">We then get the following 3 values:</text:span></text:p>
      <text:p text:style-name="P75"><text:tab/><text:span text:style-name="T40">→</text:span><text:span text:style-name="T41"> find minimum distance, closest atom in residues to Fe</text:span></text:p>
      <text:p text:style-name="P85"><text:tab/>→<text:span text:style-name="T41"> find average distance of each atom in residue from Fe, maybe even the median</text:span></text:p>
      <text:p text:style-name="P76"><text:tab/>→<text:span text:style-name="T41"> find maximum distance</text:span></text:p>
      <text:p text:style-name="P82"><text:soft-page-break/><text:span text:style-name="T12">3. </text:span><text:span text:style-name="T11">violin or box plot for distances AND angles data. </text:span><text:span text:style-name="T13">Yup. And cleaned up the data to only inculde residues. There were O2 and NO2 stuff that could have been interesting</text:span></text:p>
      <text:p text:style-name="P68"><text:span text:style-name="T44">4. </text:span>Histograms for basically all data in MEGA_DF.</text:p>
      <text:p text:style-name="P71"/>
      <text:p text:style-name="P72">Tomorrow June 22:</text:p>
      <text:p text:style-name="P73">The below should take like 1 hour lol. But not tonight, I’m tapped out. At least for now.</text:p>
      <text:p text:style-name="P72">4.5. Make the histograms pretty, change the bins for shitty graphs or filter out data.</text:p>
      <text:p text:style-name="P73">4.6 Either fix up the barplots in the distance data, or change to histogram. Still make pretty.</text:p>
      <text:p text:style-name="P71">5. Return the angles script to working with a plane. The distances is no longer of interest via this method.</text:p>
      <text:p text:style-name="P71">6. <text:span text:style-name="T43">Repeat Residue Freq. Within 5A. (later, easy)</text:span></text:p>
      <text:p text:style-name="P70"/>
      <text:p text:style-name="P30"><text:span text:style-name="T44">11. B</text:span>ut then also provide mechanisms to slice the data by species, molecule, whatever. </text:p>
      <text:p text:style-name="P69">This can be done by exporting your R stuff to PowerBI. This may be useful for presentation later. Alternatively look up if you can interactively slice in R. <text:span text:style-name="T44">UPDATE: POOR. Therefore we <text:s/>can import data to PowerBI for the presentation if people have questions, maybe play with it during August. </text:span></text:p>
      <text:p text:style-name="P68"/>
      <text:p text:style-name="P62"><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WE STILL HAVE TO DO!!!!!:::::</text:p>
      <text:p text:style-name="P62"><text:soft-page-break/>SiroHEM!</text:p>
      <text:p text:style-name="P62">VertoHEM! </text:p>
      <text:p text:style-name="P62"/>
      <text:p text:style-name="P62">Our one research question here:</text:p>
      <text:p text:style-name="P62">How does heme bind to proteins?</text:p>
      <text:p text:style-name="P62">Residues, SA, V, Distances and angles</text:p>
      <text:p text:style-name="P62">… general tenedencies:</text:p>
      <text:p text:style-name="P62">Ok, w. HEM, what about natural porphyrins? Get a sample of maybe 10ish</text:p>
      <text:p text:style-name="P62">But w. Siroheme, looks for hydrophilic interactions. </text:p>
      <text:p text:style-name="P62"/>
      <text:p text:style-name="P62"/>
      <text:p text:style-name="P62">So, we have limitation with distance Fe</text:p>
      <text:p text:style-name="P62"/>
      <text:p text:style-name="P62"/>
      <text:p text:style-name="P62">** <text:span text:style-name="T42">DO NOT SKIP TO THIS STEP ** </text:span></text:p>
      <text:p text:style-name="P62">Then, 1-3 structures, to illustrate the value/impact of what we’ve found</text:p>
      <text:p text:style-name="P62"/>
      <text:p text:style-name="P64">Thesis: </text:p>
      <text:p text:style-name="P64"/>
      <text:p text:style-name="P64">He said to do it private on github lol :X</text:p>
      <text:p text:style-name="P64">PDF to Word for correction by JD. The annotation in latex sucks for JD. </text:p>
      <text:p text:style-name="P64"/>
      <text:p text:style-name="P64"/>
      <text:p text:style-name="P64"/>
      <text:p text:style-name="P86">------- 22 July 2021 -----------------</text:p>
      <text:p text:style-name="P86">Alright past day has been producing, data wrangling, and graphing distances. Now have violin plots of them and nice histograms of the mega dataframe. Last to do is </text:p>
      <text:p text:style-name="P86">1) the graphing of angles as a violin plot, much like distances, and</text:p>
      <text:p text:style-name="P87"><text:tab/>CHECK, BUT SEE ABOUT SELECTING THE RESIDUES CLOSEST FROM THE DIST AND ANGLES TABLE, SEE IF IT GIVES AN INTERESTING RESULT.</text:p>
      <text:p text:style-name="P86"><text:soft-page-break/>2) constructing a frequency plot (like aa frequency) of the metal-coordinating residues.</text:p>
      <text:p text:style-name="P86">After this:</text:p>
      <text:p text:style-name="P86">3) getting PDBs of siroheme and verdoheme, idk whatever molecules exist</text:p>
      <text:p text:style-name="P86">4) getting more PDBs of the shit we already have.</text:p>
      <text:p text:style-name="P86">We got like 30 pdbs inside an hour with JD and that was with making sure they were different classes. Should be able to get like 60-90 PDBs in a few hours/a morning/afternoon. Even do it on Sunday. </text:p>
      <text:p text:style-name="P86">5) Write the thesis. Tell the story of each script in the methods, should be gucci.</text:p>
      <text:p text:style-name="P86">6) HOPEFULLY GET ALL THIS DONE BY EOD WEDNESDAYYYYYYY LEAVE THURSDAY MIDDAY WHAT WHAT</text:p>
      <text:p text:style-name="P86"/>
      <text:p text:style-name="P86"/>
      <text:p text:style-name="P86"/>
      <text:p text:style-name="P99">On angles CA CB Fe stuff:</text:p>
      <text:p text:style-name="P99">2IMQ is throwing error where<draw:frame draw:style-name="fr1" draw:name="Image5" text:anchor-type="char" svg:width="4.0626in" svg:height="2.9945in" draw:z-index="4"><draw:image xlink:href="Pictures/100000000000030C0000023FAE606A6D4EA6694A.png" xlink:type="simple" xlink:show="embed" xlink:actuate="onLoad" loext:mime-type="image/png"/></draw:frame> yeah. That. It doesn’t appear to be 3HX9, which is the two heme protei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23T03:32:41.823923143</dc:date>
    <meta:editing-duration>PT11H59M43S</meta:editing-duration>
    <meta:editing-cycles>25</meta:editing-cycles>
    <meta:generator>LibreOffice/6.4.7.2$Linux_X86_64 LibreOffice_project/40$Build-2</meta:generator>
    <meta:document-statistic meta:table-count="0" meta:image-count="5" meta:object-count="0" meta:page-count="21" meta:paragraph-count="376" meta:word-count="5070" meta:character-count="28132" meta:non-whitespace-character-count="23312"/>
  </office:meta>
</office:document-meta>
</file>